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 Variable" svg:font-family="'Inter Variab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3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4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5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6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8" style:family="paragraph" style:parent-style-name="Heading_20_3">
      <style:text-properties style:font-name="Liberation Serif" officeooo:paragraph-rsid="00b63313" style:font-name-complex="Liberation Serif"/>
    </style:style>
    <style:style style:name="P19" style:family="paragraph" style:parent-style-name="Heading_20_3">
      <style:text-properties officeooo:paragraph-rsid="00b81890"/>
    </style:style>
    <style:style style:name="P2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49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1" style:family="paragraph" style:parent-style-name="Text_20_body">
      <style:text-properties officeooo:paragraph-rsid="00c3fafa"/>
    </style:style>
    <style:style style:name="P52" style:family="paragraph">
      <loext:graphic-properties draw:fill-color="#2a6099"/>
      <style:text-properties fo:font-size="12pt"/>
    </style:style>
    <style:style style:name="P53" style:family="paragraph">
      <loext:graphic-properties draw:fill-color="#2a6099"/>
    </style:style>
    <style:style style:name="P5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6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style:font-size-asian="14pt" style:font-name-complex="Liberation Serif" style:font-size-complex="14pt"/>
    </style:style>
    <style:style style:name="T61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63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5" style:family="text">
      <style:text-properties fo:color="#ffffff" loext:opacity="100%"/>
    </style:style>
    <style:style style:name="T66" style:family="text">
      <style:text-properties officeooo:rsid="00c0f6e4"/>
    </style:style>
    <style:style style:name="T67" style:family="text">
      <style:text-properties style:text-line-through-style="none" style:text-line-through-type="none"/>
    </style:style>
    <style:style style:name="T68" style:family="text">
      <style:text-properties style:text-line-through-style="none" style:text-line-through-type="none" officeooo:rsid="00c0f6e4"/>
    </style:style>
    <style:style style:name="T69" style:family="text">
      <style:text-properties style:text-line-through-style="none" style:text-line-through-type="none" officeooo:rsid="00090694"/>
    </style:style>
    <style:style style:name="T70" style:family="text">
      <style:text-properties style:text-line-through-style="none" style:text-line-through-type="none" officeooo:rsid="00c29dae"/>
    </style:style>
    <style:style style:name="T71" style:family="text">
      <style:text-properties style:text-line-through-style="none" style:text-line-through-type="none" officeooo:rsid="00c3fafa"/>
    </style:style>
    <style:style style:name="T72" style:family="text">
      <style:text-properties officeooo:rsid="00c3fafa"/>
    </style:style>
    <style:style style:name="T73" style:family="text">
      <style:text-properties officeooo:rsid="00c613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3" svg:width="1.0276in" svg:height="0.7051in" svg:x="7.1409in" svg:y="-0.793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5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10"><text:span text:style-name="T1">Portfolio</text:span><text:span text:style-name="T7">: </text:span><text:span text:style-name="T8">m-shrief.tech</text:span></text:p>
      <text:p text:style-name="P10"><text:span text:style-name="T2">Em</text:span><text:span text:style-name="T1">ail</text:span><text:span text:style-name="T7">: contact@m-shrief.tech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1"><draw:line text:anchor-type="paragraph" draw:z-index="1" draw:name="Horizontal line 2" draw:style-name="gr3" draw:text-style-name="P54" svg:x1="-0.2563in" svg:y1="0.0882in" svg:x2="7.1098in" svg:y2="0.0646in"><text:p/></draw:line></text:p>
      <text:h text:style-name="P15" text:outline-level="2">Skills</text:h>
      <text:list text:style-name="L1">
        <text:list-item>
          <text:p text:style-name="P23">JavaScript and TypeScript </text:p>
        </text:list-item>
        <text:list-item>
          <text:p text:style-name="P25">Go</text:p>
        </text:list-item>
        <text:list-item>
          <text:p text:style-name="P26">Nodejs and Express.js</text:p>
        </text:list-item>
        <text:list-item>
          <text:p text:style-name="P23">Postgres, MongoDB <text:span text:style-name="T4">and </text:span><text:span text:style-name="T69">Redis/</text:span><text:span text:style-name="T70">ValKey</text:span></text:p>
        </text:list-item>
        <text:list-item>
          <text:p text:style-name="P27">HTML, CSS and SCSS</text:p>
        </text:list-item>
        <text:list-item>
          <text:p text:style-name="P24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8"><text:span text:style-name="T12">Vite, </text:span><text:span text:style-name="T13">Vitest and Cypress</text:span></text:p>
        </text:list-item>
        <text:list-item>
          <text:p text:style-name="P28">Astro</text:p>
        </text:list-item>
        <text:list-item>
          <text:p text:style-name="P29">Docker Containerization</text:p>
        </text:list-item>
      </text:list>
      <text:p text:style-name="P12"><draw:line text:anchor-type="paragraph" draw:z-index="0" draw:name="Horizontal line 3" draw:style-name="gr3" draw:text-style-name="P54" svg:x1="-0.2591in" svg:y1="0.1272in" svg:x2="7.1071in" svg:y2="0.1035in"><text:p/></draw:line></text:p>
      <text:h text:style-name="P16" text:outline-level="2">Projects</text:h>
      <text:h text:style-name="P18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51"><text:span text:style-name="T48"><text:tab/> </text:span><text:span text:style-name="T53">E-Commerce for printing Arabic. Using SSR frontend with REST API and gRPC API.</text:span></text:p>
      <text:p text:style-name="P13"><text:span text:style-name="T63">My Role: </text:span><text:span text:style-name="T64">Development and Operations.</text:span></text:p>
      <text:list xml:id="list299773383" text:style-name="L2">
        <text:list-item>
          <text:p text:style-name="P30">Tech stack:</text:p>
          <text:list>
            <text:list-item>
              <text:p text:style-name="P37"><text:span text:style-name="T36">A</text:span>deeb’s frontned:</text:p>
              <text:list>
                <text:list-item>
                  <text:p text:style-name="P37">JavaScript and TypeScript</text:p>
                </text:list-item>
                <text:list-item>
                  <text:p text:style-name="P38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1">Astro</text:p>
                </text:list-item>
                <text:list-item>
                  <text:p text:style-name="P31">Vuejs</text:p>
                </text:list-item>
              </text:list>
            </text:list-item>
            <text:list-item>
              <text:p text:style-name="P39"><draw:custom-shape text:anchor-type="paragraph" draw:z-index="6" draw:name="Shape 4" draw:style-name="gr1" draw:text-style-name="P52" svg:width="1.028in" svg:height="0.7067in" svg:x="-0.7874in" svg:y="0.962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    <text:list>
                <text:list-item>
                  <text:p text:style-name="P39"><draw:custom-shape text:anchor-type="paragraph" draw:z-index="4" draw:name="Shape 1" draw:style-name="gr2" draw:text-style-name="P53" svg:width="1.0276in" svg:height="0.7051in" svg:x="6.4539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29">TypeScript</text:span></text:p>
                </text:list-item>
                <text:list-item>
                  <text:p text:style-name="P36">Nodejs <text:span text:style-name="T37">and </text:span>Express.js <text:span text:style-name="T72">with </text:span><text:span text:style-name="T71">gRPC and Protocol Buffers</text:span></text:p>
                </text:list-item>
                <text:list-item>
                  <text:p text:style-name="P32">Postgres <text:span text:style-name="T38">and </text:span><text:span text:style-name="T37">TypeORM </text:span><text:span text:style-name="T39">and </text:span><text:span text:style-name="T66">Caching with</text:span><text:span text:style-name="T68"> </text:span><text:span text:style-name="T69">Redis/</text:span><text:span text:style-name="T70">ValKey</text:span></text:p>
                </text:list-item>
              </text:list>
            </text:list-item>
            <text:list-item>
              <text:p text:style-name="P39">Users’ service:</text:p>
              <text:list>
                <text:list-item>
                  <text:p text:style-name="P41">Go <text:span text:style-name="T72">with gRPC <text:s/>and </text:span><text:span text:style-name="T71">Protocol Buffers</text:span></text:p>
                </text:list-item>
                <text:list-item>
                  <text:p text:style-name="P40">Postgres with Sqlc and Pgx.</text:p>
                </text:list-item>
              </text:list>
            </text:list-item>
          </text:list>
        </text:list-item>
        <text:list-item>
          <text:p text:style-name="P42"><text:span text:style-name="T36">C</text:span>haracteristics: </text:p>
          <text:list>
            <text:list-item>
              <text:p text:style-name="P47"><text:span text:style-name="T61">+90</text:span><text:span text:style-name="T60"> mark</text:span><text:span text:style-name="T62">s</text:span><text:span text:style-name="T60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60">google’s lighthouse</text:span></text:a><text:span text:style-name="T60">.</text:span></text:p>
            </text:list-item>
            <text:list-item>
              <text:p text:style-name="P42">JWT authentication and authorization.</text:p>
            </text:list-item>
            <text:list-item>
              <text:p text:style-name="P42">Internationalization</text:p>
            </text:list-item>
            <text:list-item>
              <text:p text:style-name="P42">Data validation<text:span text:style-name="T38">.</text:span></text:p>
            </text:list-item>
            <text:list-item>
              <text:p text:style-name="P43">Dark/Light Theme.</text:p>
            </text:list-item>
            <text:list-item>
              <text:p text:style-name="P45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5">Documentation with TSdoc and TypeDoc.</text:p>
            </text:list-item>
            <text:list-item>
              <text:p text:style-name="P44"><text:span text:style-name="T14">Sentry for monitoring </text:span><text:span text:style-name="T26">errors and performance</text:span></text:p>
            </text:list-item>
            <text:list-item>
              <text:p text:style-name="P46"><text:span text:style-name="T36">D</text:span>ocker Containerization</text:p>
            </text:list-item>
          </text:list>
        </text:list-item>
        <text:list-item>
          <text:p text:style-name="P20"><text:span text:style-name="T9">D</text:span><text:span text:style-name="T7">eployed From September 2023 to April 2024:</text:span></text:p>
          <text:list>
            <text:list-item>
              <text:p text:style-name="P21"><text:span text:style-name="T18">U</text:span><text:span text:style-name="T17">sing Digital ocean server, with Ubuntu and Nginx.</text:span></text:p>
            </text:list-item>
            <text:list-item>
              <text:p text:style-name="P22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19" text:outline-level="3"><text:span text:style-name="T55"><text:s/>“</text:span><text:span text:style-name="T57">Adeeb أديب </text:span><text:span text:style-name="T55">” </text:span><text:span text:style-name="T58">SPA version</text:span><text:span text:style-name="T59"> </text:span><text:span text:style-name="T56">(</text:span><text:a xlink:type="simple" xlink:href="https://github.com/M-Shrief/Adeeb_Vue_TS" text:style-name="Internet_20_link" text:visited-style-name="Visited_20_Internet_20_Link"><text:span text:style-name="T48">Fronten</text:span><text:span text:style-name="T49">d’</text:span><text:span text:style-name="T50">s</text:span><text:span text:style-name="T49"> repo</text:span></text:a><text:span text:style-name="T48"> – </text:span><text:a xlink:type="simple" xlink:href="https://github.com/M-Shrief/Adeeb_ExpressTS" text:style-name="Internet_20_link" text:visited-style-name="Visited_20_Internet_20_Link"><text:span text:style-name="T48">Backen</text:span><text:span text:style-name="T49">d’</text:span><text:span text:style-name="T50">s</text:span><text:span text:style-name="T49"> repo</text:span></text:a><text:span text:style-name="T48">)</text:span></text:h>
      <text:p text:style-name="P51"><text:span text:style-name="T53"><text:tab/>E-Commerce for printing Arabic. Using </text:span><text:span text:style-name="T54">SPA</text:span><text:span text:style-name="T53"> frontend with REST API.</text:span></text:p>
      <text:list text:continue-numbering="true" text:style-name="L2">
        <text:list-item>
          <text:p text:style-name="P33">Tech stack:</text:p>
          <text:list>
            <text:list-item>
              <text:p text:style-name="P34"><text:span text:style-name="T32">JavaScript and </text:span>TypeScript</text:p>
            </text:list-item>
            <text:list-item>
              <text:p text:style-name="P35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5">Vuejs, <text:span text:style-name="T39">Pinia and VueRouter</text:span></text:p>
            </text:list-item>
            <text:list-item>
              <text:p text:style-name="P35">Nodejs <text:span text:style-name="T37">and </text:span>Express.js</text:p>
            </text:list-item>
            <text:list-item>
              <text:p text:style-name="P32"><text:span text:style-name="T39">MongoDB and </text:span><text:span text:style-name="T66">Caching with </text:span><text:span text:style-name="T69">Redis/</text:span><text:span text:style-name="T70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4" svg:x1="-0.2591in" svg:y1="0.1272in" svg:x2="7.1071in" svg:y2="0.1035in"><text:p/></draw:line></text:p>
      <text:h text:style-name="P17" text:outline-level="2">Education</text:h>
      <text:list text:style-name="L3">
        <text:list-item>
          <text:p text:style-name="P48"><text:span text:style-name="T51">Undergraduate at Faculty of Commerce, Cairo University. </text:span><text:span text:style-name="T52">(3</text:span><text:span text:style-name="T30">rd</text:span><text:span text:style-name="T52"> year)</text:span></text:p>
        </text:list-item>
      </text:list>
      <text:h text:style-name="Heading_20_3" text:outline-level="3">Courses</text:h>
      <text:list text:style-name="L4">
        <text:list-item>
          <text:p text:style-name="P49">CMU, Intro to Database Systems (2022)</text:p>
        </text:list-item>
        <text:list-item>
          <text:p text:style-name="P50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49"><text:span text:style-name="T35">I</text:span>BM, "DevOps, Cloud, and Agile Foundations":</text:p>
          <text:list>
            <text:list-item>
              <text:p text:style-name="P49">Introduction to DevOps.</text:p>
            </text:list-item>
            <text:list-item>
              <text:p text:style-name="P49"><draw:custom-shape text:anchor-type="paragraph" draw:z-index="5" draw:name="Shape 2" draw:style-name="gr1" draw:text-style-name="P52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ter Variable" svg:font-family="'Inter Variab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6-10T12:22:11.368259125</dc:date>
    <meta:editing-duration>PT15H45M9S</meta:editing-duration>
    <meta:editing-cycles>167</meta:editing-cycles>
    <meta:generator>LibreOffice/24.2.3.2$Linux_X86_64 LibreOffice_project/420$Build-2</meta:generator>
    <meta:print-date>2024-06-10T12:22:19.055129143</meta:print-date>
    <meta:printed-by>PDF files</meta:printed-by>
    <meta:document-statistic meta:table-count="0" meta:image-count="0" meta:object-count="0" meta:page-count="2" meta:paragraph-count="66" meta:word-count="319" meta:character-count="2012" meta:non-whitespace-character-count="1796"/>
  </office:meta>
</office:document-meta>
</file>